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Heading_20_1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P4" style:family="paragraph" style:parent-style-name="Heading_20_1">
      <style:paragraph-properties fo:break-before="auto" fo:line-height="115%" style:writing-mode="lr-tb"/>
    </style:style>
    <style:style style:name="P5" style:family="paragraph" style:parent-style-name="Title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Heading_20_3">
      <style:paragraph-properties fo:break-before="auto" fo:line-height="115%" fo:margin-top="0cm" fo:margin-bottom="0.353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P7" style:family="paragraph" style:parent-style-name="Heading_20_1">
      <style:paragraph-properties fo:break-before="auto" fo:line-height="115%" style:writing-mode="lr-tb"/>
      <style:text-properties fo:font-style="italic" style:font-style-asian="italic" style:font-style-complex="italic" fo:color="#666666" fo:font-size="13pt" style:font-size-asian="13pt" style:font-size-complex="13pt"/>
    </style:style>
    <style:style style:name="P8" style:family="paragraph" style:parent-style-name="Heading_20_1">
      <style:paragraph-properties fo:break-before="auto" fo:line-height="115%" style:writing-mode="lr-tb"/>
    </style:style>
    <style:style style:name="P9" style:family="paragraph" style:parent-style-name="Heading_20_1">
      <style:paragraph-properties fo:break-before="auto" fo:line-height="115%" style:writing-mode="lr-tb"/>
    </style:style>
    <style:style style:name="P10" style:family="paragraph" style:parent-style-name="Heading_20_1">
      <style:paragraph-properties fo:break-before="auto" fo:line-height="115%" style:writing-mode="lr-tb"/>
    </style:style>
    <style:style style:name="P11" style:family="paragraph" style:parent-style-name="Heading_20_1">
      <style:paragraph-properties fo:break-before="auto" fo:line-height="115%" style:writing-mode="lr-tb"/>
    </style:style>
    <style:style style:name="P12" style:family="paragraph" style:parent-style-name="Heading_20_1">
      <style:paragraph-properties fo:break-before="auto" fo:line-height="115%" fo:margin-top="0cm" style:writing-mode="lr-tb"/>
    </style:style>
    <style:style style:name="T12_1" style:family="text"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Heading_20_1">
      <style:paragraph-properties fo:break-before="auto" fo:line-height="115%" fo:margin-top="0cm" style:writing-mode="lr-tb"/>
    </style:style>
    <style:style style:name="T13_1" style:family="text">
      <style:text-properties style:font-name="Arial" fo:font-size="11pt" style:font-name-asian="Arial" style:font-size-asian="11pt" style:font-name-complex="Arial" style:font-size-complex="11pt"/>
    </style:style>
    <style:style style:name="T13_2" style:family="text">
      <style:text-properties style:font-name="Arial" fo:font-size="11pt" style:font-name-asian="Arial" style:font-size-asian="11pt" style:font-name-complex="Arial" style:font-size-complex="11pt"/>
    </style:style>
    <style:style style:name="T13_3" style:family="text">
      <style:text-properties style:font-name="Arial" fo:font-size="11pt" style:font-name-asian="Arial" style:font-size-asian="11pt" style:font-name-complex="Arial" style:font-size-complex="11pt"/>
    </style:style>
    <style:style style:name="T13_4" style:family="text">
      <style:text-properties style:font-name="Arial" fo:font-size="11pt" style:font-name-asian="Arial" style:font-size-asian="11pt" style:font-name-complex="Arial" style:font-size-complex="11pt"/>
    </style:style>
    <style:style style:name="T13_5" style:family="text">
      <style:text-properties style:font-name="Arial" fo:font-size="11pt" style:font-name-asian="Arial" style:font-size-asian="11pt" style:font-name-complex="Arial" style:font-size-complex="11pt"/>
    </style:style>
    <style:style style:name="T13_6" style:family="text"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Heading_20_1">
      <style:paragraph-properties fo:break-before="auto" fo:line-height="115%" fo:margin-top="0cm" style:writing-mode="lr-tb"/>
    </style:style>
    <style:style style:name="T14_1" style:family="text">
      <style:text-properties style:font-name="Arial" fo:font-size="11pt" style:font-name-asian="Arial" style:font-size-asian="11pt" style:font-name-complex="Arial" style:font-size-complex="11pt"/>
    </style:style>
    <style:style style:name="T14_2" style:family="text">
      <style:text-properties style:font-name="Arial" fo:font-size="11pt" style:font-name-asian="Arial" style:font-size-asian="11pt" style:font-name-complex="Arial" style:font-size-complex="11pt"/>
    </style:style>
    <style:style style:name="T14_3" style:family="text">
      <style:text-properties style:font-name="Arial" fo:font-size="11pt" style:font-name-asian="Arial" style:font-size-asian="11pt" style:font-name-complex="Arial" style:font-size-complex="11pt"/>
    </style:style>
    <style:style style:name="T14_4" style:family="text">
      <style:text-properties style:font-name="Arial" fo:font-size="11pt" style:font-name-asian="Arial" style:font-size-asian="11pt" style:font-name-complex="Arial" style:font-size-complex="11pt"/>
    </style:style>
    <style:style style:name="T14_5" style:family="text">
      <style:text-properties style:font-name="Arial" fo:font-size="11pt" style:font-name-asian="Arial" style:font-size-asian="11pt" style:font-name-complex="Arial" style:font-size-complex="11pt"/>
    </style:style>
    <style:style style:name="T14_6" style:family="text"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Heading_20_1">
      <style:paragraph-properties fo:break-before="auto" fo:line-height="115%" fo:margin-top="0cm" style:writing-mode="lr-tb"/>
    </style:style>
    <style:style style:name="T15_1" style:family="text">
      <style:text-properties style:font-name="Arial" fo:font-size="11pt" style:font-name-asian="Arial" style:font-size-asian="11pt" style:font-name-complex="Arial" style:font-size-complex="11pt"/>
    </style:style>
    <style:style style:name="T15_2" style:family="text">
      <style:text-properties style:font-name="Arial" fo:font-size="11pt" style:font-name-asian="Arial" style:font-size-asian="11pt" style:font-name-complex="Arial" style:font-size-complex="11pt"/>
    </style:style>
    <style:style style:name="T15_3" style:family="text">
      <style:text-properties style:font-name="Arial" fo:font-size="11pt" style:font-name-asian="Arial" style:font-size-asian="11pt" style:font-name-complex="Arial" style:font-size-complex="11pt"/>
    </style:style>
    <style:style style:name="T15_4" style:family="text">
      <style:text-properties style:font-name="Arial" fo:font-size="11pt" style:font-name-asian="Arial" style:font-size-asian="11pt" style:font-name-complex="Arial" style:font-size-complex="11pt"/>
    </style:style>
    <style:style style:name="T15_5" style:family="text">
      <style:text-properties style:font-name="Arial" fo:font-size="11pt" style:font-name-asian="Arial" style:font-size-asian="11pt" style:font-name-complex="Arial" style:font-size-complex="11pt"/>
    </style:style>
    <style:style style:name="T15_6" style:family="text"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Heading_20_1">
      <style:paragraph-properties fo:break-before="auto" fo:line-height="115%" style:writing-mode="lr-tb"/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Heading_20_1">
      <style:paragraph-properties fo:break-before="auto" fo:line-height="115%" style:writing-mode="lr-tb"/>
    </style:style>
    <style:style style:name="P18" style:family="paragraph" style:parent-style-name="Heading_20_1">
      <style:paragraph-properties fo:break-before="auto" fo:line-height="115%" style:writing-mode="lr-tb"/>
    </style:style>
    <style:style style:name="P19" style:family="paragraph" style:parent-style-name="Heading_20_1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>
      <style:text-properties fo:color="#1155cc" style:text-underline-style="solid" style:text-underline-color="font-color"/>
    </style:style>
    <style:style style:name="T22_20" style:family="text"/>
    <style:style style:name="T22_21" style:family="text">
      <style:text-properties fo:color="#1155cc" style:text-underline-style="solid" style:text-underline-color="font-color"/>
    </style:style>
    <style:style style:name="T22_22" style:family="text"/>
    <style:style style:name="T22_23" style:family="text">
      <style:text-properties fo:color="#1155cc" style:text-underline-style="solid" style:text-underline-color="font-color"/>
    </style:style>
    <style:style style:name="T22_24" style:family="text"/>
    <style:style style:name="T22_25" style:family="text">
      <style:text-properties fo:color="#1155cc" style:text-underline-style="solid" style:text-underline-color="font-color"/>
    </style:style>
    <style:style style:name="T22_26" style:family="text"/>
    <style:style style:name="T22_27" style:family="text">
      <style:text-properties fo:color="#1155cc" style:text-underline-style="solid" style:text-underline-color="font-color"/>
    </style:style>
    <style:style style:name="T22_28" style:family="text"/>
    <style:style style:name="T22_29" style:family="text">
      <style:text-properties fo:color="#1155cc" style:text-underline-style="solid" style:text-underline-color="font-color"/>
    </style:style>
    <style:style style:name="T22_30" style:family="text"/>
    <style:style style:name="T22_31" style:family="text">
      <style:text-properties fo:color="#1155cc" style:text-underline-style="solid" style:text-underline-color="font-color"/>
    </style:style>
    <style:style style:name="T22_32" style:family="text"/>
    <style:style style:name="T22_33" style:family="text">
      <style:text-properties fo:color="#1155cc" style:text-underline-style="solid" style:text-underline-color="font-color"/>
    </style:style>
    <style:style style:name="T22_34" style:family="text"/>
    <style:style style:name="T22_35" style:family="text">
      <style:text-properties fo:color="#1155cc" style:text-underline-style="solid" style:text-underline-color="font-color"/>
    </style:style>
    <style:style style:name="T22_36" style:family="text"/>
    <style:style style:name="T22_37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page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Heading_20_2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Heading_20_4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Heading_20_4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>
      <style:text-properties fo:font-weight="bold" style:font-weight-asian="bold" style:font-weight-complex="bold"/>
    </style:style>
    <style:style style:name="T33_6" style:family="text">
      <style:text-properties fo:font-weight="bold" style:font-weight-asian="bold" style:font-weight-complex="bold"/>
    </style:style>
    <style:style style:name="T33_7" style:family="text">
      <style:text-properties fo:font-weight="bold" style:font-weight-asian="bold" style:font-weight-complex="bold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2.371cm"/>
    </style:style>
    <style:style style:name="Column2" style:family="table-column">
      <style:table-column-properties style:column-width="1.958cm"/>
    </style:style>
    <style:style style:name="Column3" style:family="table-column">
      <style:table-column-properties style:column-width="2.699cm"/>
    </style:style>
    <style:style style:name="Column4" style:family="table-column">
      <style:table-column-properties style:column-width="2.371cm"/>
    </style:style>
    <style:style style:name="Column5" style:family="table-column">
      <style:table-column-properties style:column-width="2.371cm"/>
    </style:style>
    <style:style style:name="Column6" style:family="table-column">
      <style:table-column-properties style:column-width="2.371cm"/>
    </style:style>
    <style:style style:name="Column7" style:family="table-column">
      <style:table-column-properties style:column-width="2.37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.353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2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3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P60" style:family="paragraph" style:parent-style-name="Heading_20_2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>
      <style:text-properties fo:font-weight="bold" style:font-weight-asian="bold" style:font-weight-complex="bold"/>
    </style:style>
    <style:style style:name="T61_16" style:family="text">
      <style:text-properties fo:font-weight="bold" style:font-weight-asian="bold" style:font-weight-complex="bold"/>
    </style:style>
    <style:style style:name="T61_17" style:family="text">
      <style:text-properties fo:font-weight="bold" style:font-weight-asian="bold" style:font-weight-complex="bold"/>
    </style:style>
    <style:style style:name="T61_18" style:family="text">
      <style:text-properties fo:font-weight="bold" style:font-weight-asian="bold" style:font-weight-complex="bold"/>
    </style:style>
    <style:style style:name="T61_19" style:family="text">
      <style:text-properties fo:font-weight="bold" style:font-weight-asian="bold" style:font-weight-complex="bold"/>
    </style:style>
    <style:style style:name="T61_20" style:family="text">
      <style:text-properties fo:font-weight="bold" style:font-weight-asian="bold" style:font-weight-complex="bold"/>
    </style:style>
    <style:style style:name="T61_21" style:family="text">
      <style:text-properties fo:font-weight="bold" style:font-weight-asian="bold" style:font-weight-complex="bold"/>
    </style:style>
    <style:style style:name="T61_22" style:family="text">
      <style:text-properties fo:font-weight="bold" style:font-weight-asian="bold" style:font-weight-complex="bold"/>
    </style:style>
    <style:style style:name="T61_23" style:family="text"/>
    <style:style style:name="T61_24" style:family="text">
      <style:text-properties fo:font-weight="bold" style:font-weight-asian="bold" style:font-weight-complex="bold"/>
    </style:style>
    <style:style style:name="T61_25" style:family="text">
      <style:text-properties fo:font-weight="bold" style:font-weight-asian="bold" style:font-weight-complex="bold"/>
    </style:style>
    <style:style style:name="T61_26" style:family="text">
      <style:text-properties fo:font-weight="bold" style:font-weight-asian="bold" style:font-weight-complex="bold"/>
    </style:style>
    <style:style style:name="T61_27" style:family="text">
      <style:text-properties fo:font-weight="bold" style:font-weight-asian="bold" style:font-weight-complex="bold"/>
    </style:style>
    <style:style style:name="T61_28" style:family="text">
      <style:text-properties fo:font-weight="bold" style:font-weight-asian="bold" style:font-weight-complex="bold"/>
    </style:style>
    <style:style style:name="T61_29" style:family="text">
      <style:text-properties fo:font-weight="bold" style:font-weight-asian="bold" style:font-weight-complex="bold"/>
    </style:style>
    <style:style style:name="T61_30" style:family="text">
      <style:text-properties fo:font-weight="bold" style:font-weight-asian="bold" style:font-weight-complex="bold"/>
    </style:style>
    <style:style style:name="T61_31" style:family="text">
      <style:text-properties fo:font-weight="bold" style:font-weight-asian="bold" style:font-weight-complex="bold"/>
    </style:style>
    <style:style style:name="T61_32" style:family="text"/>
    <style:style style:name="P62" style:family="paragraph" style:parent-style-name="Heading_20_2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>
      <style:text-properties fo:font-weight="bold" style:font-weight-asian="bold" style:font-weight-complex="bold"/>
    </style:style>
    <style:style style:name="T63_16" style:family="text">
      <style:text-properties fo:font-weight="bold" style:font-weight-asian="bold" style:font-weight-complex="bold"/>
    </style:style>
    <style:style style:name="T63_17" style:family="text">
      <style:text-properties fo:font-weight="bold" style:font-weight-asian="bold" style:font-weight-complex="bold"/>
    </style:style>
    <style:style style:name="T63_18" style:family="text">
      <style:text-properties fo:font-weight="bold" style:font-weight-asian="bold" style:font-weight-complex="bold"/>
    </style:style>
    <style:style style:name="T63_19" style:family="text">
      <style:text-properties fo:font-weight="bold" style:font-weight-asian="bold" style:font-weight-complex="bold"/>
    </style:style>
    <style:style style:name="T63_20" style:family="text">
      <style:text-properties fo:font-weight="bold" style:font-weight-asian="bold" style:font-weight-complex="bold"/>
    </style:style>
    <style:style style:name="T63_21" style:family="text">
      <style:text-properties fo:font-weight="bold" style:font-weight-asian="bold" style:font-weight-complex="bold"/>
    </style:style>
    <style:style style:name="T63_22" style:family="text">
      <style:text-properties fo:font-weight="bold" style:font-weight-asian="bold" style:font-weight-complex="bold"/>
    </style:style>
    <style:style style:name="T63_23" style:family="text"/>
    <style:style style:name="T63_24" style:family="text"/>
    <style:style style:name="T63_25" style:family="text">
      <style:text-properties fo:font-weight="bold" style:font-weight-asian="bold" style:font-weight-complex="bold"/>
    </style:style>
    <style:style style:name="T63_26" style:family="text">
      <style:text-properties fo:font-weight="bold" style:font-weight-asian="bold" style:font-weight-complex="bold"/>
    </style:style>
    <style:style style:name="T63_27" style:family="text">
      <style:text-properties fo:font-weight="bold" style:font-weight-asian="bold" style:font-weight-complex="bold"/>
    </style:style>
    <style:style style:name="T63_28" style:family="text">
      <style:text-properties fo:font-weight="bold" style:font-weight-asian="bold" style:font-weight-complex="bold"/>
    </style:style>
    <style:style style:name="T63_29" style:family="text">
      <style:text-properties fo:font-weight="bold" style:font-weight-asian="bold" style:font-weight-complex="bold"/>
    </style:style>
    <style:style style:name="T63_30" style:family="text">
      <style:text-properties fo:font-weight="bold" style:font-weight-asian="bold" style:font-weight-complex="bold"/>
    </style:style>
    <style:style style:name="T63_31" style:family="text">
      <style:text-properties fo:font-weight="bold" style:font-weight-asian="bold" style:font-weight-complex="bold"/>
    </style:style>
    <style:style style:name="T63_32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Heading_20_1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/>
    <style:style style:name="T67_9" style:family="text"/>
    <style:style style:name="T67_10" style:family="text"/>
    <style:style style:name="T67_11" style:family="text">
      <style:text-properties fo:font-weight="bold" style:font-weight-asian="bold" style:font-weight-complex="bold"/>
    </style:style>
    <style:style style:name="T67_12" style:family="text">
      <style:text-properties fo:font-weight="bold" style:font-weight-asian="bold" style:font-weight-complex="bold"/>
    </style:style>
    <style:style style:name="T67_13" style:family="text">
      <style:text-properties fo:font-weight="bold" style:font-weight-asian="bold" style:font-weight-complex="bold"/>
    </style:style>
    <style:style style:name="T67_14" style:family="text">
      <style:text-properties fo:font-weight="bold" style:font-weight-asian="bold" style:font-weight-complex="bold"/>
    </style:style>
    <style:style style:name="T67_15" style:family="text">
      <style:text-properties fo:font-weight="bold" style:font-weight-asian="bold" style:font-weight-complex="bold"/>
    </style:style>
    <style:style style:name="T67_16" style:family="text">
      <style:text-properties fo:font-weight="bold" style:font-weight-asian="bold" style:font-weight-complex="bold"/>
    </style:style>
    <style:style style:name="T67_17" style:family="text">
      <style:text-properties fo:font-weight="bold" style:font-weight-asian="bold" style:font-weight-complex="bold"/>
    </style:style>
  </office:automatic-styles>
  <office:body>
    <office:text>
      <text:h text:style-name="P1" text:outline-level="10"><text:bookmark-start text:name="h.jcek012p21dy"/><text:bookmark-end text:name="h.jcek012p21dy"/></text:h>
      <text:h text:style-name="P2" text:outline-level="10"><text:bookmark-start text:name="h.f36mv9ehauyb"/><text:bookmark-end text:name="h.f36mv9ehauyb"/></text:h>
      <text:h text:style-name="P3" text:outline-level="10"><text:bookmark-start text:name="h.y0sm8jgiwu7w"/><text:bookmark-end text:name="h.y0sm8jgiwu7w"/></text:h>
      <text:h text:style-name="P4" text:outline-level="10"><text:bookmark-start text:name="h.scjypg5b9m2g"/><text:bookmark-end text:name="h.scjypg5b9m2g"/></text:h>
      <text:p text:style-name="P5"><text:bookmark-start text:name="h.fwtsyl2ziy0z"/><text:bookmark-end text:name="h.fwtsyl2ziy0z"/><text:span text:style-name="T5_1">Data</text:span><text:span text:style-name="T5_2"><text:s/></text:span><text:span text:style-name="T5_3">Mining</text:span></text:p>
      <text:h text:style-name="P6" text:outline-level="10"><text:span text:style-name="T6_1">Versuch</text:span><text:span text:style-name="T6_2"><text:s/>3<text:s/></text:span><text:span text:style-name="T6_3">Recommender</text:span><text:span text:style-name="T6_4"><text:s/></text:span><text:span text:style-name="T6_5">Systeme</text:span><text:span text:style-name="T6_6"><text:s/></text:span><text:span text:style-name="T6_7">mit</text:span><text:span text:style-name="T6_8"><text:s/></text:span><text:span text:style-name="T6_9">Collaborative</text:span><text:span text:style-name="T6_10"><text:s/></text:span><text:span text:style-name="T6_11">Filtering</text:span></text:h>
      <text:h text:style-name="P7" text:outline-level="10"/>
      <text:h text:style-name="P8" text:outline-level="10"><text:bookmark-start text:name="h.nh123oqk0kq5"/><text:bookmark-end text:name="h.nh123oqk0kq5"/></text:h>
      <text:h text:style-name="P9" text:outline-level="10"><text:bookmark-start text:name="h.xk0xcll8cwne"/><text:bookmark-end text:name="h.xk0xcll8cwne"/></text:h>
      <text:h text:style-name="P10" text:outline-level="10"><text:bookmark-start text:name="h.pk4a5c20eqye"/><text:bookmark-end text:name="h.pk4a5c20eqye"/></text:h>
      <text:h text:style-name="P11" text:outline-level="10"><text:bookmark-start text:name="h.khap6e3et9ek"/><text:bookmark-end text:name="h.khap6e3et9ek"/></text:h>
      <text:h text:style-name="P12" text:outline-level="10"><text:span text:style-name="T12_1">von</text:span></text:h>
      <text:h text:style-name="P13" text:outline-level="10"><text:span text:style-name="T13_1">Armin</text:span><text:span text:style-name="T13_2"><text:s/></text:span><text:span text:style-name="T13_3">Schwarz</text:span><text:span text:style-name="T13_4"><text:s/>(</text:span><text:span text:style-name="T13_5">as</text:span><text:span text:style-name="T13_6">219)</text:span></text:h>
      <text:h text:style-name="P14" text:outline-level="10"><text:span text:style-name="T14_1">Florian</text:span><text:span text:style-name="T14_2"><text:s/></text:span><text:span text:style-name="T14_3">Tatzel</text:span><text:span text:style-name="T14_4"><text:s/>(</text:span><text:span text:style-name="T14_5">ft</text:span><text:span text:style-name="T14_6">020)</text:span></text:h>
      <text:h text:style-name="P15" text:outline-level="10"><text:span text:style-name="T15_1">Marc</text:span><text:span text:style-name="T15_2"><text:s/></text:span><text:span text:style-name="T15_3">Walter</text:span><text:span text:style-name="T15_4"><text:s/>(</text:span><text:span text:style-name="T15_5">mw</text:span><text:span text:style-name="T15_6">136)</text:span></text:h>
      <text:h text:style-name="P16" text:outline-level="10"/>
      <text:h text:style-name="P17" text:outline-level="10"><text:bookmark-start text:name="h.nvb67rm5pezm"/><text:bookmark-end text:name="h.nvb67rm5pezm"/></text:h>
      <text:h text:style-name="P18" text:outline-level="10"><text:bookmark-start text:name="h.as3fe16p8jne"/><text:bookmark-end text:name="h.as3fe16p8jne"/></text:h>
      <text:h text:style-name="P19" text:outline-level="10"><text:bookmark-start text:name="h.x274uy9qphyz"/><text:bookmark-end text:name="h.x274uy9qphyz"/></text:h>
      <text:h text:style-name="P20" text:outline-level="10"><text:bookmark-start text:name="h.r175omm58php"/><text:bookmark-end text:name="h.r175omm58php"/></text:h>
      <text:h text:style-name="P21" text:outline-level="10"><text:bookmark-start text:name="h.hrp6tp27j1m8"/><text:bookmark-end text:name="h.hrp6tp27j1m8"/></text:h>
      <text:p text:style-name="P22"><text:span text:style-name="T22_1">Das</text:span><text:span text:style-name="T22_2"><text:s/></text:span><text:span text:style-name="T22_3">git</text:span><text:span text:style-name="T22_4"><text:s/></text:span><text:span text:style-name="T22_5">Repository</text:span><text:span text:style-name="T22_6"><text:s/></text:span><text:span text:style-name="T22_7">mit</text:span><text:span text:style-name="T22_8"><text:s/></text:span><text:span text:style-name="T22_9">den</text:span><text:span text:style-name="T22_10"><text:s/></text:span><text:span text:style-name="T22_11">Quellcodes</text:span><text:span text:style-name="T22_12"><text:s/></text:span><text:span text:style-name="T22_13">findet</text:span><text:span text:style-name="T22_14"><text:s/></text:span><text:span text:style-name="T22_15">sich</text:span><text:span text:style-name="T22_16"><text:s/></text:span><text:span text:style-name="T22_17">unter</text:span><text:span text:style-name="T22_18"><text:a xlink:type="simple" xlink:href="https://github.com/floriant/DataMining"><text:span text:style-name="T22_19"><text:s/></text:span></text:a></text:span><text:span text:style-name="T22_20"><text:a xlink:type="simple" xlink:href="https://github.com/floriant/DataMining"><text:span text:style-name="T22_21">https</text:span></text:a></text:span><text:span text:style-name="T22_22"><text:a xlink:type="simple" xlink:href="https://github.com/floriant/DataMining"><text:span text:style-name="T22_23">://</text:span></text:a></text:span><text:span text:style-name="T22_24"><text:a xlink:type="simple" xlink:href="https://github.com/floriant/DataMining"><text:span text:style-name="T22_25">github</text:span></text:a></text:span><text:span text:style-name="T22_26"><text:a xlink:type="simple" xlink:href="https://github.com/floriant/DataMining"><text:span text:style-name="T22_27">.</text:span></text:a></text:span><text:span text:style-name="T22_28"><text:a xlink:type="simple" xlink:href="https://github.com/floriant/DataMining"><text:span text:style-name="T22_29">com</text:span></text:a></text:span><text:span text:style-name="T22_30"><text:a xlink:type="simple" xlink:href="https://github.com/floriant/DataMining"><text:span text:style-name="T22_31">/</text:span></text:a></text:span><text:span text:style-name="T22_32"><text:a xlink:type="simple" xlink:href="https://github.com/floriant/DataMining"><text:span text:style-name="T22_33">floriant</text:span></text:a></text:span><text:span text:style-name="T22_34"><text:a xlink:type="simple" xlink:href="https://github.com/floriant/DataMining"><text:span text:style-name="T22_35">/</text:span></text:a></text:span><text:span text:style-name="T22_36"><text:a xlink:type="simple" xlink:href="https://github.com/floriant/DataMining"><text:span text:style-name="T22_37">DataMining</text:span></text:a></text:span></text:p>
      <text:p text:style-name="P23"><text:span text:style-name="T23_1">Alle</text:span><text:span text:style-name="T23_2"><text:s/></text:span><text:span text:style-name="T23_3">Dateien</text:span><text:span text:style-name="T23_4"><text:s/></text:span><text:span text:style-name="T23_5">zu</text:span><text:span text:style-name="T23_6"><text:s/></text:span><text:span text:style-name="T23_7">diesem</text:span><text:span text:style-name="T23_8"><text:s/></text:span><text:span text:style-name="T23_9">Versuch</text:span><text:span text:style-name="T23_10"><text:s/></text:span><text:span text:style-name="T23_11">befinden</text:span><text:span text:style-name="T23_12"><text:s/></text:span><text:span text:style-name="T23_13">sich</text:span><text:span text:style-name="T23_14"><text:s/></text:span><text:span text:style-name="T23_15">im</text:span><text:span text:style-name="T23_16"><text:s/></text:span><text:span text:style-name="T23_17">Unterordner</text:span><text:span text:style-name="T23_18"><text:s/></text:span><text:span text:style-name="T23_19">Versuch</text:span><text:span text:style-name="T23_20">_3.</text:span></text:p>
      <text:p text:style-name="P24"/>
      <text:h text:style-name="P25" text:outline-level="10"><text:bookmark-start text:name="h.6mhjjkg62tbb"/><text:bookmark-end text:name="h.6mhjjkg62tbb"/><text:span text:style-name="T25_1">2<text:s/></text:span><text:span text:style-name="T25_2">Durchführung</text:span><text:span text:style-name="T25_3"><text:s/></text:span><text:span text:style-name="T25_4">Teil</text:span><text:span text:style-name="T25_5"><text:s/>1:<text:s/></text:span><text:span text:style-name="T25_6">Fiktive</text:span><text:span text:style-name="T25_7"><text:s/></text:span><text:span text:style-name="T25_8">Filmbewertung</text:span></text:h>
      <text:h text:style-name="P26" text:outline-level="10"><text:bookmark-start text:name="h.4oi90en0hyg4"/><text:bookmark-end text:name="h.4oi90en0hyg4"/><text:span text:style-name="T26_1">2.2<text:s/></text:span><text:span text:style-name="T26_2">Ähnlichkeitsbestimmung</text:span></text:h>
      <text:h text:style-name="P27" text:outline-level="10"><text:bookmark-start text:name="h.vokbi3ge3nq5"/><text:bookmark-end text:name="h.vokbi3ge3nq5"/><text:span text:style-name="T27_1">1.<text:s/></text:span><text:span text:style-name="T27_2">Welche</text:span><text:span text:style-name="T27_3"><text:s/></text:span><text:span text:style-name="T27_4">Bedeutung</text:span><text:span text:style-name="T27_5"><text:s/></text:span><text:span text:style-name="T27_6">hat</text:span><text:span text:style-name="T27_7"><text:s/></text:span><text:span text:style-name="T27_8">der</text:span><text:span text:style-name="T27_9"><text:s/></text:span><text:span text:style-name="T27_10">Übergabeparameter</text:span><text:span text:style-name="T27_11"><text:s/></text:span><text:span text:style-name="T27_12">normed</text:span><text:span text:style-name="T27_13"><text:s/></text:span><text:span text:style-name="T27_14">in</text:span><text:span text:style-name="T27_15"><text:s/></text:span><text:span text:style-name="T27_16">der</text:span><text:span text:style-name="T27_17"><text:s/></text:span><text:span text:style-name="T27_18">Funktion</text:span><text:span text:style-name="T27_19"><text:s/></text:span><text:span text:style-name="T27_20">sim</text:span><text:span text:style-name="T27_21">_</text:span><text:span text:style-name="T27_22">euclid</text:span><text:span text:style-name="T27_23">?</text:span></text:h>
      <text:p text:style-name="P28"><text:span text:style-name="T28_1">Durch</text:span><text:span text:style-name="T28_2"><text:s/></text:span><text:span text:style-name="T28_3">den</text:span><text:span text:style-name="T28_4"><text:s/></text:span><text:span text:style-name="T28_5">Parameter</text:span><text:span text:style-name="T28_6"><text:s/></text:span><text:span text:style-name="T28_7">normed</text:span><text:span text:style-name="T28_8"><text:s/></text:span><text:span text:style-name="T28_9">kann</text:span><text:span text:style-name="T28_10"><text:s/></text:span><text:span text:style-name="T28_11">festgelegt</text:span><text:span text:style-name="T28_12"><text:s/></text:span><text:span text:style-name="T28_13">werden</text:span><text:span text:style-name="T28_14">,<text:s/></text:span><text:span text:style-name="T28_15">dass</text:span><text:span text:style-name="T28_16"><text:s/></text:span><text:span text:style-name="T28_17">die</text:span><text:span text:style-name="T28_18"><text:s/></text:span><text:span text:style-name="T28_19">Distanzen</text:span><text:span text:style-name="T28_20"><text:s/></text:span><text:span text:style-name="T28_21">normiert</text:span><text:span text:style-name="T28_22"><text:s/></text:span><text:span text:style-name="T28_23">werden</text:span><text:span text:style-name="T28_24"><text:s/></text:span><text:span text:style-name="T28_25">sollen</text:span><text:span text:style-name="T28_26">.<text:s/></text:span><text:span text:style-name="T28_27">Dadurch</text:span><text:span text:style-name="T28_28"><text:s/></text:span><text:span text:style-name="T28_29">fallen</text:span><text:span text:style-name="T28_30"><text:s/></text:span><text:span text:style-name="T28_31">Unterschiede</text:span><text:span text:style-name="T28_32"><text:s/></text:span><text:span text:style-name="T28_33">zwischen</text:span><text:span text:style-name="T28_34"><text:s/></text:span><text:span text:style-name="T28_35">den</text:span><text:span text:style-name="T28_36"><text:s/></text:span><text:span text:style-name="T28_37">Größenordnungen</text:span><text:span text:style-name="T28_38"><text:s/></text:span><text:span text:style-name="T28_39">einzelner</text:span><text:span text:style-name="T28_40"><text:s/></text:span><text:span text:style-name="T28_41">Werte</text:span><text:span text:style-name="T28_42"><text:s/></text:span><text:span text:style-name="T28_43">nicht</text:span><text:span text:style-name="T28_44"><text:s/></text:span><text:span text:style-name="T28_45">mehr</text:span><text:span text:style-name="T28_46"><text:s/></text:span><text:span text:style-name="T28_47">so</text:span><text:span text:style-name="T28_48"><text:s/></text:span><text:span text:style-name="T28_49">stark</text:span><text:span text:style-name="T28_50"><text:s/></text:span><text:span text:style-name="T28_51">ins</text:span><text:span text:style-name="T28_52"><text:s/></text:span><text:span text:style-name="T28_53">Gewicht</text:span><text:span text:style-name="T28_54"><text:s/></text:span><text:span text:style-name="T28_55">wie</text:span><text:span text:style-name="T28_56"><text:s/></text:span><text:span text:style-name="T28_57">es</text:span><text:span text:style-name="T28_58"><text:s/></text:span><text:span text:style-name="T28_59">sonst</text:span><text:span text:style-name="T28_60"><text:s/></text:span><text:span text:style-name="T28_61">der</text:span><text:span text:style-name="T28_62"><text:s/></text:span><text:span text:style-name="T28_63">Fall</text:span><text:span text:style-name="T28_64"><text:s/></text:span><text:span text:style-name="T28_65">ist</text:span><text:span text:style-name="T28_66">.</text:span></text:p>
      <text:p text:style-name="P29"><text:span text:style-name="T29_1">Erreicht</text:span><text:span text:style-name="T29_2"><text:s/></text:span><text:span text:style-name="T29_3">wird</text:span><text:span text:style-name="T29_4"><text:s/></text:span><text:span text:style-name="T29_5">dies</text:span><text:span text:style-name="T29_6"><text:s/></text:span><text:span text:style-name="T29_7">dadurch</text:span><text:span text:style-name="T29_8">,<text:s/></text:span><text:span text:style-name="T29_9">dass</text:span><text:span text:style-name="T29_10"><text:s/></text:span><text:span text:style-name="T29_11">die</text:span><text:span text:style-name="T29_12"><text:s/></text:span><text:span text:style-name="T29_13">berechnete</text:span><text:span text:style-name="T29_14"><text:s/></text:span><text:span text:style-name="T29_15">Distanz</text:span><text:span text:style-name="T29_16"><text:s/></text:span><text:span text:style-name="T29_17">durch</text:span><text:span text:style-name="T29_18"><text:s/></text:span><text:span text:style-name="T29_19">die</text:span><text:span text:style-name="T29_20"><text:s/></text:span><text:span text:style-name="T29_21">Anzahl</text:span><text:span text:style-name="T29_22"><text:s/></text:span><text:span text:style-name="T29_23">aller</text:span><text:span text:style-name="T29_24"><text:s/></text:span><text:span text:style-name="T29_25">Werte</text:span><text:span text:style-name="T29_26"><text:s/></text:span><text:span text:style-name="T29_27">größer</text:span><text:span text:style-name="T29_28"><text:s/></text:span><text:span text:style-name="T29_29">Null</text:span><text:span text:style-name="T29_30"><text:s/></text:span><text:span text:style-name="T29_31">geteilt</text:span><text:span text:style-name="T29_32"><text:s/></text:span><text:span text:style-name="T29_33">wird</text:span><text:span text:style-name="T29_34">.</text:span></text:p>
      <text:p text:style-name="P30"/>
      <text:h text:style-name="P31" text:outline-level="10"><text:bookmark-start text:name="h.602dkvnltgpg"/><text:bookmark-end text:name="h.602dkvnltgpg"/><text:span text:style-name="T31_1">3.<text:s/></text:span><text:span text:style-name="T31_2">Vergleichen</text:span><text:span text:style-name="T31_3"><text:s/></text:span><text:span text:style-name="T31_4">Sie</text:span><text:span text:style-name="T31_5"><text:s/></text:span><text:span text:style-name="T31_6">die</text:span><text:span text:style-name="T31_7"><text:s/></text:span><text:span text:style-name="T31_8">beiden</text:span><text:span text:style-name="T31_9"><text:s/></text:span><text:span text:style-name="T31_10">Ähnlichkeitsmaße</text:span><text:span text:style-name="T31_11">.<text:s/></text:span><text:span text:style-name="T31_12">Welches</text:span><text:span text:style-name="T31_13"><text:s/></text:span><text:span text:style-name="T31_14">Ähnlichkeitsmaß</text:span><text:span text:style-name="T31_15"><text:s/></text:span><text:span text:style-name="T31_16">erscheint</text:span><text:span text:style-name="T31_17"><text:s/></text:span><text:span text:style-name="T31_18">Ihnen</text:span><text:span text:style-name="T31_19"><text:s/></text:span><text:span text:style-name="T31_20">für</text:span><text:span text:style-name="T31_21"><text:s/></text:span><text:span text:style-name="T31_22">diesen</text:span><text:span text:style-name="T31_23"><text:s/></text:span><text:span text:style-name="T31_24">Anwendungsfall</text:span><text:span text:style-name="T31_25"><text:s/></text:span><text:span text:style-name="T31_26">sinnvoller</text:span><text:span text:style-name="T31_27"><text:s/></text:span><text:span text:style-name="T31_28">und</text:span><text:span text:style-name="T31_29"><text:s/></text:span><text:span text:style-name="T31_30">warum</text:span><text:span text:style-name="T31_31">?</text:span></text:h>
      <text:p text:style-name="P32"/>
      <text:p text:style-name="P33"><text:span text:style-name="T33_1">Ähnlichkeitswerte</text:span><text:span text:style-name="T33_2"><text:s/></text:span><text:span text:style-name="T33_3">für</text:span><text:span text:style-name="T33_4"><text:s/></text:span><text:span text:style-name="T33_5">Michael</text:span><text:span text:style-name="T33_6"><text:s/></text:span><text:span text:style-name="T33_7">Philip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row table:style-name="Row1">
          <table:table-cell table:style-name="Cell1">
            <text:p text:style-name="P34"><text:span text:style-name="T34_1">Distanz</text:span></text:p>
          </table:table-cell>
          <table:table-cell table:style-name="Cell2">
            <text:p text:style-name="P35"><text:span text:style-name="T35_1">Toby</text:span></text:p>
          </table:table-cell>
          <table:table-cell table:style-name="Cell3">
            <text:p text:style-name="P36"><text:span text:style-name="T36_1">Jack</text:span><text:span text:style-name="T36_2"><text:s/></text:span><text:span text:style-name="T36_3">Mathews</text:span></text:p>
          </table:table-cell>
          <table:table-cell table:style-name="Cell4">
            <text:p text:style-name="P37"><text:span text:style-name="T37_1">Gene</text:span><text:span text:style-name="T37_2"><text:s/></text:span><text:span text:style-name="T37_3">S</text:span><text:span text:style-name="T37_4">.</text:span></text:p>
          </table:table-cell>
          <table:table-cell table:style-name="Cell5">
            <text:p text:style-name="P38"><text:span text:style-name="T38_1">Mick</text:span><text:span text:style-name="T38_2"><text:s/></text:span><text:span text:style-name="T38_3">LaSalle</text:span></text:p>
          </table:table-cell>
          <table:table-cell table:style-name="Cell6">
            <text:p text:style-name="P39"><text:span text:style-name="T39_1">Claudia</text:span><text:span text:style-name="T39_2"><text:s/></text:span><text:span text:style-name="T39_3">Puig</text:span></text:p>
          </table:table-cell>
          <table:table-cell table:style-name="Cell7">
            <text:p text:style-name="P40"><text:span text:style-name="T40_1">Lisa</text:span><text:span text:style-name="T40_2"><text:s/></text:span><text:span text:style-name="T40_3">Rose</text:span></text:p>
          </table:table-cell>
        </table:table-row>
        <table:table-row table:style-name="Row2">
          <table:table-cell table:style-name="Cell8">
            <text:p text:style-name="P41"><text:span text:style-name="T41_1">Euklid</text:span></text:p>
          </table:table-cell>
          <table:table-cell table:style-name="Cell9">
            <text:p text:style-name="P42"><text:span text:style-name="T42_1">0.558</text:span></text:p>
          </table:table-cell>
          <table:table-cell table:style-name="Cell10">
            <text:p text:style-name="P43"><text:span text:style-name="T43_1">0.653</text:span></text:p>
          </table:table-cell>
          <table:table-cell table:style-name="Cell11">
            <text:p text:style-name="P44"><text:span text:style-name="T44_1">0.674</text:span></text:p>
          </table:table-cell>
          <table:table-cell table:style-name="Cell12">
            <text:p text:style-name="P45"><text:span text:style-name="T45_1">0.717</text:span></text:p>
          </table:table-cell>
          <table:table-cell table:style-name="Cell13">
            <text:p text:style-name="P46"><text:span text:style-name="T46_1">0.776</text:span></text:p>
          </table:table-cell>
          <table:table-cell table:style-name="Cell14">
            <text:p text:style-name="P47"><text:span text:style-name="T47_1">0.782</text:span></text:p>
          </table:table-cell>
        </table:table-row>
        <table:table-row table:style-name="Row3">
          <table:table-cell table:style-name="Cell15">
            <text:p text:style-name="P48"><text:span text:style-name="T48_1">Pearson</text:span></text:p>
          </table:table-cell>
          <table:table-cell table:style-name="Cell16">
            <text:p text:style-name="P49"><text:span text:style-name="T49_1">1.000</text:span></text:p>
          </table:table-cell>
          <table:table-cell table:style-name="Cell17">
            <text:p text:style-name="P50"><text:span text:style-name="T50_1">0.135</text:span></text:p>
          </table:table-cell>
          <table:table-cell table:style-name="Cell18">
            <text:p text:style-name="P51"><text:span text:style-name="T51_1">0.205</text:span></text:p>
          </table:table-cell>
          <table:table-cell table:style-name="Cell19">
            <text:p text:style-name="P52"><text:span text:style-name="T52_1">0.258</text:span></text:p>
          </table:table-cell>
          <table:table-cell table:style-name="Cell20">
            <text:p text:style-name="P53"><text:span text:style-name="T53_1">1.000</text:span></text:p>
          </table:table-cell>
          <table:table-cell table:style-name="Cell21">
            <text:p text:style-name="P54"><text:span text:style-name="T54_1">0.405</text:span></text:p>
          </table:table-cell>
        </table:table-row>
      </table:table>
      <text:p text:style-name="P55"/>
      <text:p text:style-name="P56"><text:span text:style-name="T56_1">Mit</text:span><text:span text:style-name="T56_2"><text:s/></text:span><text:span text:style-name="T56_3">der</text:span><text:span text:style-name="T56_4"><text:s/></text:span><text:span text:style-name="T56_5">euklidischen</text:span><text:span text:style-name="T56_6"><text:s/></text:span><text:span text:style-name="T56_7">Distanz</text:span><text:span text:style-name="T56_8"><text:s/></text:span><text:span text:style-name="T56_9">scheinen</text:span><text:span text:style-name="T56_10"><text:s/></text:span><text:span text:style-name="T56_11">Michael</text:span><text:span text:style-name="T56_12"><text:s/></text:span><text:span text:style-name="T56_13">Philips</text:span><text:span text:style-name="T56_14"><text:s/></text:span><text:span text:style-name="T56_15">und</text:span><text:span text:style-name="T56_16"><text:s/></text:span><text:span text:style-name="T56_17">Toby</text:span><text:span text:style-name="T56_18"><text:s/></text:span><text:span text:style-name="T56_19">am</text:span><text:span text:style-name="T56_20"><text:s/></text:span><text:span text:style-name="T56_21">Ähnlichsten</text:span><text:span text:style-name="T56_22"><text:s/></text:span><text:span text:style-name="T56_23">zu</text:span><text:span text:style-name="T56_24"><text:s/></text:span><text:span text:style-name="T56_25">sein</text:span><text:span text:style-name="T56_26">,<text:s/></text:span><text:span text:style-name="T56_27">allerdings</text:span><text:span text:style-name="T56_28"><text:s/></text:span><text:span text:style-name="T56_29">haben</text:span><text:span text:style-name="T56_30"><text:s/></text:span><text:span text:style-name="T56_31">sie</text:span><text:span text:style-name="T56_32"><text:s/></text:span><text:span text:style-name="T56_33">nur</text:span><text:span text:style-name="T56_34"><text:s/></text:span><text:span text:style-name="T56_35">zwei</text:span><text:span text:style-name="T56_36"><text:s/></text:span><text:span text:style-name="T56_37">Filme</text:span><text:span text:style-name="T56_38"><text:s/></text:span><text:span text:style-name="T56_39">beide</text:span><text:span text:style-name="T56_40"><text:s/></text:span><text:span text:style-name="T56_41">gesehen</text:span><text:span text:style-name="T56_42">,<text:s/></text:span><text:span text:style-name="T56_43">die</text:span><text:span text:style-name="T56_44"><text:s/></text:span><text:span text:style-name="T56_45">anderen</text:span><text:span text:style-name="T56_46"><text:s/></text:span><text:span text:style-name="T56_47">drei</text:span><text:span text:style-name="T56_48"><text:s/></text:span><text:span text:style-name="T56_49">hat</text:span><text:span text:style-name="T56_50"><text:s/></text:span><text:span text:style-name="T56_51">nur</text:span><text:span text:style-name="T56_52"><text:s/></text:span><text:span text:style-name="T56_53">einer</text:span><text:span text:style-name="T56_54"><text:s/></text:span><text:span text:style-name="T56_55">von</text:span><text:span text:style-name="T56_56"><text:s/></text:span><text:span text:style-name="T56_57">ihnen</text:span><text:span text:style-name="T56_58"><text:s/></text:span><text:span text:style-name="T56_59">gesehen</text:span><text:span text:style-name="T56_60">.<text:s/></text:span><text:span text:style-name="T56_61">Diese</text:span><text:span text:style-name="T56_62"><text:s/></text:span><text:span text:style-name="T56_63">zwei</text:span><text:span text:style-name="T56_64"><text:s/></text:span><text:span text:style-name="T56_65">Filme</text:span><text:span text:style-name="T56_66"><text:s/></text:span><text:span text:style-name="T56_67">wurden</text:span><text:span text:style-name="T56_68"><text:s/></text:span><text:span text:style-name="T56_69">jedoch</text:span><text:span text:style-name="T56_70"><text:s/></text:span><text:span text:style-name="T56_71">ähnlich</text:span><text:span text:style-name="T56_72"><text:s/></text:span><text:span text:style-name="T56_73">bewertet</text:span><text:span text:style-name="T56_74">.</text:span></text:p>
      <text:p text:style-name="P57"><text:span text:style-name="T57_1">Bei</text:span><text:span text:style-name="T57_2"><text:s/></text:span><text:span text:style-name="T57_3">der</text:span><text:span text:style-name="T57_4"><text:s/></text:span><text:span text:style-name="T57_5">Pearson</text:span><text:span text:style-name="T57_6"><text:s/></text:span><text:span text:style-name="T57_7">Distanz</text:span><text:span text:style-name="T57_8"><text:s/></text:span><text:span text:style-name="T57_9">scheinen</text:span><text:span text:style-name="T57_10"><text:s/></text:span><text:span text:style-name="T57_11">Michael</text:span><text:span text:style-name="T57_12"><text:s/></text:span><text:span text:style-name="T57_13">Philips</text:span><text:span text:style-name="T57_14"><text:s/></text:span><text:span text:style-name="T57_15">und</text:span><text:span text:style-name="T57_16"><text:s/></text:span><text:span text:style-name="T57_17">Jack</text:span><text:span text:style-name="T57_18"><text:s/></text:span><text:span text:style-name="T57_19">Mathews</text:span><text:span text:style-name="T57_20"><text:s/></text:span><text:span text:style-name="T57_21">am</text:span><text:span text:style-name="T57_22"><text:s/></text:span><text:span text:style-name="T57_23">ähnlichsten</text:span><text:span text:style-name="T57_24"><text:s/></text:span><text:span text:style-name="T57_25">zu</text:span><text:span text:style-name="T57_26"><text:s/></text:span><text:span text:style-name="T57_27">sein</text:span><text:span text:style-name="T57_28">,<text:s/></text:span><text:span text:style-name="T57_29">diese</text:span><text:span text:style-name="T57_30"><text:s/></text:span><text:span text:style-name="T57_31">haben</text:span><text:span text:style-name="T57_32"><text:s/></text:span><text:span text:style-name="T57_33">beide</text:span><text:span text:style-name="T57_34"><text:s/></text:span><text:span text:style-name="T57_35">vier</text:span><text:span text:style-name="T57_36"><text:s/></text:span><text:span text:style-name="T57_37">von</text:span><text:span text:style-name="T57_38"><text:s/></text:span><text:span text:style-name="T57_39">sechs</text:span><text:span text:style-name="T57_40"><text:s/></text:span><text:span text:style-name="T57_41">Filmen</text:span><text:span text:style-name="T57_42"><text:s/></text:span><text:span text:style-name="T57_43">gesehen</text:span><text:span text:style-name="T57_44"><text:s/></text:span><text:span text:style-name="T57_45">und</text:span><text:span text:style-name="T57_46"><text:s/></text:span><text:span text:style-name="T57_47">relativ</text:span><text:span text:style-name="T57_48"><text:s/></text:span><text:span text:style-name="T57_49">ähnlich</text:span><text:span text:style-name="T57_50"><text:s/></text:span><text:span text:style-name="T57_51">bewertet</text:span><text:span text:style-name="T57_52">.<text:s/></text:span><text:span text:style-name="T57_53">Nur</text:span><text:span text:style-name="T57_54"><text:s/></text:span><text:span text:style-name="T57_55">ein</text:span><text:span text:style-name="T57_56"><text:s/></text:span><text:span text:style-name="T57_57">Film</text:span><text:span text:style-name="T57_58"><text:s/></text:span><text:span text:style-name="T57_59">hat</text:span><text:span text:style-name="T57_60"><text:s/></text:span><text:span text:style-name="T57_61">Jack</text:span><text:span text:style-name="T57_62"><text:s/></text:span><text:span text:style-name="T57_63">nicht</text:span><text:span text:style-name="T57_64"><text:s/></text:span><text:span text:style-name="T57_65">gesehen</text:span><text:span text:style-name="T57_66">,<text:s/></text:span><text:span text:style-name="T57_67">dieser</text:span><text:span text:style-name="T57_68"><text:s/></text:span><text:span text:style-name="T57_69">ihm</text:span><text:span text:style-name="T57_70"><text:s/></text:span><text:span text:style-name="T57_71">vorgeschlagen</text:span><text:span text:style-name="T57_72"><text:s/></text:span><text:span text:style-name="T57_73">werden</text:span><text:span text:style-name="T57_74">.</text:span></text:p>
      <text:p text:style-name="P58"/>
      <text:p text:style-name="P59"><text:span text:style-name="T59_1">Darum</text:span><text:span text:style-name="T59_2"><text:s/></text:span><text:span text:style-name="T59_3">scheint</text:span><text:span text:style-name="T59_4"><text:s/></text:span><text:span text:style-name="T59_5">in</text:span><text:span text:style-name="T59_6"><text:s/></text:span><text:span text:style-name="T59_7">diesem</text:span><text:span text:style-name="T59_8"><text:s/></text:span><text:span text:style-name="T59_9">Anwendungsfall</text:span><text:span text:style-name="T59_10"><text:s/></text:span><text:span text:style-name="T59_11">die</text:span><text:span text:style-name="T59_12"><text:s/></text:span><text:span text:style-name="T59_13">Pearson</text:span><text:span text:style-name="T59_14"><text:s/></text:span><text:span text:style-name="T59_15">Distanz</text:span><text:span text:style-name="T59_16"><text:s/></text:span><text:span text:style-name="T59_17">besser</text:span><text:span text:style-name="T59_18"><text:s/></text:span><text:span text:style-name="T59_19">zu</text:span><text:span text:style-name="T59_20"><text:s/></text:span><text:span text:style-name="T59_21">sein</text:span><text:span text:style-name="T59_22">.</text:span></text:p>
      <text:h text:style-name="P60" text:outline-level="10"><text:bookmark-start text:name="h.60ic7h7d3zhf"/><text:bookmark-end text:name="h.60ic7h7d3zhf"/><text:span text:style-name="T60_1">2.3<text:s/></text:span><text:span text:style-name="T60_2">User</text:span><text:span text:style-name="T60_3"><text:s/></text:span><text:span text:style-name="T60_4">based</text:span><text:span text:style-name="T60_5"><text:s/></text:span><text:span text:style-name="T60_6">collaborative</text:span><text:span text:style-name="T60_7"><text:s/></text:span><text:span text:style-name="T60_8">filtering</text:span></text:h>
      <text:p text:style-name="P61"><text:span text:style-name="T61_1">Enthält</text:span><text:span text:style-name="T61_2"><text:s/></text:span><text:span text:style-name="T61_3">keine</text:span><text:span text:style-name="T61_4"><text:s/></text:span><text:span text:style-name="T61_5">Fragen</text:span><text:span text:style-name="T61_6">.<text:s/></text:span><text:span text:style-name="T61_7">Quellcodes</text:span><text:span text:style-name="T61_8"><text:s/></text:span><text:span text:style-name="T61_9">befinden</text:span><text:span text:style-name="T61_10"><text:s/></text:span><text:span text:style-name="T61_11">sich</text:span><text:span text:style-name="T61_12"><text:s/></text:span><text:span text:style-name="T61_13">In</text:span><text:span text:style-name="T61_14"><text:s/></text:span><text:span text:style-name="T61_15">Versuch</text:span><text:span text:style-name="T61_16">_3/</text:span><text:span text:style-name="T61_17">Program</text:span><text:span text:style-name="T61_18">/</text:span><text:span text:style-name="T61_19">recommtest</text:span><text:span text:style-name="T61_20">1.</text:span><text:span text:style-name="T61_21">py</text:span><text:span text:style-name="T61_22"><text:s/></text:span><text:span text:style-name="T61_23">und</text:span><text:span text:style-name="T61_24"><text:s/></text:span><text:span text:style-name="T61_25">Versuch</text:span><text:span text:style-name="T61_26">_3/</text:span><text:span text:style-name="T61_27">Program</text:span><text:span text:style-name="T61_28">/</text:span><text:span text:style-name="T61_29">recommendations</text:span><text:span text:style-name="T61_30">.</text:span><text:span text:style-name="T61_31">py</text:span><text:span text:style-name="T61_32">.</text:span></text:p>
      <text:h text:style-name="P62" text:outline-level="10"><text:bookmark-start text:name="h.pif9r5lblwo9"/><text:bookmark-end text:name="h.pif9r5lblwo9"/><text:span text:style-name="T62_1">2.4<text:s/></text:span><text:span text:style-name="T62_2">Item</text:span><text:span text:style-name="T62_3"><text:s/></text:span><text:span text:style-name="T62_4">based</text:span><text:span text:style-name="T62_5"><text:s/></text:span><text:span text:style-name="T62_6">collaborattive</text:span><text:span text:style-name="T62_7"><text:s/></text:span><text:span text:style-name="T62_8">filtering</text:span></text:h>
      <text:p text:style-name="P63"><text:span text:style-name="T63_1">Enthält</text:span><text:span text:style-name="T63_2"><text:s/></text:span><text:span text:style-name="T63_3">keine</text:span><text:span text:style-name="T63_4"><text:s/></text:span><text:span text:style-name="T63_5">Fragen</text:span><text:span text:style-name="T63_6">.<text:s/></text:span><text:span text:style-name="T63_7">Quellcodes</text:span><text:span text:style-name="T63_8"><text:s/></text:span><text:span text:style-name="T63_9">befinden</text:span><text:span text:style-name="T63_10"><text:s/></text:span><text:span text:style-name="T63_11">sich</text:span><text:span text:style-name="T63_12"><text:s/></text:span><text:span text:style-name="T63_13">In</text:span><text:span text:style-name="T63_14"><text:s/></text:span><text:span text:style-name="T63_15">Versuch</text:span><text:span text:style-name="T63_16">_3/</text:span><text:span text:style-name="T63_17">Program</text:span><text:span text:style-name="T63_18">/</text:span><text:span text:style-name="T63_19">recommtest</text:span><text:span text:style-name="T63_20">1.</text:span><text:span text:style-name="T63_21">py</text:span><text:span text:style-name="T63_22"><text:s/></text:span><text:span text:style-name="T63_23">und</text:span><text:span text:style-name="T63_24"><text:s/></text:span><text:span text:style-name="T63_25">Versuch</text:span><text:span text:style-name="T63_26">_3/</text:span><text:span text:style-name="T63_27">Program</text:span><text:span text:style-name="T63_28">/</text:span><text:span text:style-name="T63_29">recommendations</text:span><text:span text:style-name="T63_30">.</text:span><text:span text:style-name="T63_31">py</text:span><text:span text:style-name="T63_32">.</text:span></text:p>
      <text:p text:style-name="P64"/>
      <text:h text:style-name="P65" text:outline-level="10"><text:bookmark-start text:name="h.ujcpw5ihvrwl"/><text:bookmark-end text:name="h.ujcpw5ihvrwl"/><text:span text:style-name="T65_1">3<text:s/></text:span><text:span text:style-name="T65_2">Durchführung</text:span><text:span text:style-name="T65_3"><text:s/></text:span><text:span text:style-name="T65_4">Teil</text:span><text:span text:style-name="T65_5"><text:s/>2:<text:s/></text:span><text:span text:style-name="T65_6">last</text:span><text:span text:style-name="T65_7">.</text:span><text:span text:style-name="T65_8">fm</text:span><text:span text:style-name="T65_9"><text:s/></text:span><text:span text:style-name="T65_10">Musikempfehlungen</text:span></text:h>
      <text:p text:style-name="P66"><text:span text:style-name="T66_1">Enthält</text:span><text:span text:style-name="T66_2"><text:s/></text:span><text:span text:style-name="T66_3">keine</text:span><text:span text:style-name="T66_4"><text:s/></text:span><text:span text:style-name="T66_5">Fragen</text:span><text:span text:style-name="T66_6">.<text:s/></text:span><text:span text:style-name="T66_7">Quellcodes</text:span><text:span text:style-name="T66_8"><text:s/></text:span><text:span text:style-name="T66_9">befinden</text:span><text:span text:style-name="T66_10"><text:s/></text:span><text:span text:style-name="T66_11">sich</text:span><text:span text:style-name="T66_12"><text:s/></text:span><text:span text:style-name="T66_13">In</text:span><text:span text:style-name="T66_14"><text:s/></text:span></text:p>
      <text:p text:style-name="P67"><text:span text:style-name="T67_1">Versuch</text:span><text:span text:style-name="T67_2">_3/</text:span><text:span text:style-name="T67_3">Program</text:span><text:span text:style-name="T67_4">/</text:span><text:span text:style-name="T67_5">pylastRecTest</text:span><text:span text:style-name="T67_6">.</text:span><text:span text:style-name="T67_7">py</text:span><text:span text:style-name="T67_8"><text:s/></text:span><text:span text:style-name="T67_9">und</text:span><text:span text:style-name="T67_10"><text:s/></text:span><text:span text:style-name="T67_11">Versuch</text:span><text:span text:style-name="T67_12">_3/</text:span><text:span text:style-name="T67_13">Program</text:span><text:span text:style-name="T67_14">/</text:span><text:span text:style-name="T67_15">recommendations</text:span><text:span text:style-name="T67_16">.</text:span><text:span text:style-name="T67_17">p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color="#1155cc"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color="#3d85c6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Heading_20_4" style:display-name="Heading 4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